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282864" style:font-name="Helvetica1" fo:font-size="16pt" fo:font-weight="bold" style:font-size-asian="16pt" style:font-name-complex="Helvetica1" style:font-size-complex="16pt" style:font-weight-complex="bold"/>
    </style:style>
    <style:style style:name="T2" style:family="text">
      <style:text-properties fo:color="#000000" style:font-name="Helvetica1" fo:font-size="12pt" style:font-size-asian="12pt" style:font-name-complex="Helvetica1" style:font-size-complex="12pt"/>
    </style:style>
    <style:style style:name="T3" style:family="text">
      <style:text-properties fo:color="#0066cc" style:font-name="Helvetica1" fo:font-size="14pt" fo:font-weight="bold" style:font-size-asian="14pt" style:font-name-complex="Helvetica1" style:font-size-complex="14pt" style:font-weight-complex="bold"/>
    </style:style>
    <style:style style:name="T4" style:family="text">
      <style:text-properties fo:color="#646464" style:font-name="Helvetica1" fo:font-size="8pt" fo:font-style="italic" style:font-size-asian="8pt" style:font-name-complex="Helvetica1" style:font-size-complex="8pt" style:font-style-complex="italic"/>
    </style:style>
    <style:style style:name="T5" style:family="text">
      <style:text-properties fo:color="#0066cc" style:font-name="Helvetica1" fo:font-size="13pt" fo:font-weight="bold" style:font-size-asian="13pt" style:font-name-complex="Helvetica1" style:font-size-complex="13pt" style:font-weight-complex="bold"/>
    </style:style>
    <style:style style:name="T6" style:family="text">
      <style:text-properties fo:color="#000000" style:font-name="Helvetica1" fo:font-size="11pt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72cm" svg:height="0.564cm" svg:x="7.206cm" svg:y="1.258cm">
          <draw:text-box>
            <text:p text:style-name="P1"><text:span text:style-name="T1">Saylani Mass IT Training</text:span></text:p>
          </draw:text-box>
        </draw:frame>
        <draw:frame draw:style-name="gr2" draw:text-style-name="P3" draw:layer="layout" svg:width="9.9cm" svg:height="0.424cm" svg:x="5.571cm" svg:y="2.319cm">
          <draw:text-box>
            <text:p text:style-name="P1"><text:span text:style-name="T2">Cloud Data Engineering - Hackathon </text:span><text:span text:style-name="T2">Documentation</text:span></text:p>
          </draw:text-box>
        </draw:frame>
        <draw:frame draw:style-name="gr3" draw:text-style-name="P4" draw:layer="layout" svg:width="6.077cm" svg:height="0.496cm" svg:x="7.468cm" svg:y="4.288cm">
          <draw:text-box>
            <text:p text:style-name="P1"><text:span text:style-name="T3">Hackathon Project Report</text:span></text:p>
          </draw:text-box>
        </draw:frame>
        <draw:frame draw:style-name="gr2" draw:text-style-name="P3" draw:layer="layout" svg:width="4.934cm" svg:height="0.424cm" svg:x="1.1cm" svg:y="7.318cm">
          <draw:text-box>
            <text:p text:style-name="P1"><text:span text:style-name="T2">Name: Muhammad Ahsan</text:span></text:p>
          </draw:text-box>
        </draw:frame>
        <draw:frame draw:style-name="gr2" draw:text-style-name="P3" draw:layer="layout" svg:width="4.062cm" svg:height="0.424cm" svg:x="1.1cm" svg:y="8.319cm">
          <draw:text-box>
            <text:p text:style-name="P1"><text:span text:style-name="T2">Roll No: CDE:382500</text:span></text:p>
          </draw:text-box>
        </draw:frame>
        <draw:frame draw:style-name="gr2" draw:text-style-name="P3" draw:layer="layout" svg:width="6.119cm" svg:height="0.424cm" svg:x="1.1cm" svg:y="9.318cm">
          <draw:text-box>
            <text:p text:style-name="P1"><text:span text:style-name="T2">Course: Cloud Data Engineering</text:span></text:p>
          </draw:text-box>
        </draw:frame>
        <draw:frame draw:style-name="gr2" draw:text-style-name="P3" draw:layer="layout" svg:width="16.042cm" svg:height="0.424cm" svg:x="1.1cm" svg:y="11.319cm">
          <draw:text-box>
            <text:p text:style-name="P1"><text:span text:style-name="T2">This document contains a summary and </text:span><text:span text:style-name="T2">functional breakdown of the tasks completed</text:span></text:p>
          </draw:text-box>
        </draw:frame>
        <draw:frame draw:style-name="gr2" draw:text-style-name="P3" draw:layer="layout" svg:width="6.149cm" svg:height="0.424cm" svg:x="1.1cm" svg:y="12.318cm">
          <draw:text-box>
            <text:p text:style-name="P1"><text:span text:style-name="T2">as part of the Hackathon project.</text:span></text:p>
          </draw:text-box>
        </draw:frame>
        <draw:frame draw:style-name="gr4" draw:text-style-name="P5" draw:layer="layout" svg:width="0.899cm" svg:height="0.285cm" svg:x="10.053cm" svg:y="28.579cm">
          <draw:text-box>
            <text:p text:style-name="P1"><text:span text:style-name="T4">Page 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6.572cm" svg:height="0.564cm" svg:x="7.206cm" svg:y="1.258cm">
          <draw:text-box>
            <text:p text:style-name="P1"><text:span text:style-name="T1">Saylani Mass IT Training</text:span></text:p>
          </draw:text-box>
        </draw:frame>
        <draw:frame draw:style-name="gr2" draw:text-style-name="P3" draw:layer="layout" svg:width="9.9cm" svg:height="0.424cm" svg:x="5.571cm" svg:y="2.319cm">
          <draw:text-box>
            <text:p text:style-name="P1"><text:span text:style-name="T2">Cloud Data Engineering - Hackathon </text:span><text:span text:style-name="T2">Documentation</text:span></text:p>
          </draw:text-box>
        </draw:frame>
        <draw:frame draw:style-name="gr5" draw:text-style-name="P6" draw:layer="layout" svg:width="9.349cm" svg:height="0.458cm" svg:x="1.1cm" svg:y="4.303cm">
          <draw:text-box>
            <text:p text:style-name="P1"><text:span text:style-name="T5">Task 1 - TradingView Stock Market </text:span><text:span text:style-name="T5">Scraper</text:span></text:p>
          </draw:text-box>
        </draw:frame>
        <draw:frame draw:style-name="gr6" draw:text-style-name="P7" draw:layer="layout" svg:width="18.79cm" svg:height="0.391cm" svg:x="1.1cm" svg:y="5.834cm">
          <draw:text-box>
            <text:p text:style-name="P1"><text:span text:style-name="T6">This task involves building a web scraper using </text:span><text:span text:style-name="T6">Selenium to extract stock market data from </text:span><text:span text:style-name="T6">TradingView's 'All</text:span></text:p>
          </draw:text-box>
        </draw:frame>
        <draw:frame draw:style-name="gr6" draw:text-style-name="P7" draw:layer="layout" svg:width="18.574cm" svg:height="0.391cm" svg:x="1.1cm" svg:y="6.834cm">
          <draw:text-box>
            <text:p text:style-name="P1"><text:span text:style-name="T6">Stocks Market Movers' page. The script </text:span><text:span text:style-name="T6">simulates scrolling and clicking the 'Load More' </text:span><text:span text:style-name="T6">button until all stock</text:span></text:p>
          </draw:text-box>
        </draw:frame>
        <draw:frame draw:style-name="gr6" draw:text-style-name="P7" draw:layer="layout" svg:width="18.768cm" svg:height="0.391cm" svg:x="1.1cm" svg:y="7.834cm">
          <draw:text-box>
            <text:p text:style-name="P1"><text:span text:style-name="T6">entries are loaded. For each stock, the scraper </text:span><text:span text:style-name="T6">captures 13 fields: Symbol, Security Name, </text:span><text:span text:style-name="T6">Price, Change %,</text:span></text:p>
          </draw:text-box>
        </draw:frame>
        <draw:frame draw:style-name="gr6" draw:text-style-name="P7" draw:layer="layout" svg:width="19.446cm" svg:height="0.391cm" svg:x="1.1cm" svg:y="8.834cm">
          <draw:text-box>
            <text:p text:style-name="P1"><text:span text:style-name="T6">Volume, <text:s/>Relative <text:s/>Volume, <text:s/>Market <text:s/>Cap, <text:s/>P/E <text:s/></text:span><text:span text:style-name="T6">Ratio, <text:s/>EPS <text:s/>(TTM), <text:s/>EPS <text:s/>Growth, <text:s/>Dividend <text:s/></text:span><text:span text:style-name="T6">Yield, <text:s/>Sector, <text:s/>and</text:span></text:p>
          </draw:text-box>
        </draw:frame>
        <draw:frame draw:style-name="gr6" draw:text-style-name="P7" draw:layer="layout" svg:width="2.618cm" svg:height="0.391cm" svg:x="1.1cm" svg:y="9.834cm">
          <draw:text-box>
            <text:p text:style-name="P1"><text:span text:style-name="T6">Analyst Rating.</text:span></text:p>
          </draw:text-box>
        </draw:frame>
        <draw:frame draw:style-name="gr6" draw:text-style-name="P7" draw:layer="layout" svg:width="2.902cm" svg:height="0.391cm" svg:x="1.1cm" svg:y="11.834cm">
          <draw:text-box>
            <text:p text:style-name="P1"><text:span text:style-name="T6">**Functionality**:</text:span></text:p>
          </draw:text-box>
        </draw:frame>
        <draw:frame draw:style-name="gr6" draw:text-style-name="P7" draw:layer="layout" svg:width="9.421cm" svg:height="0.391cm" svg:x="1.1cm" svg:y="12.834cm">
          <draw:text-box>
            <text:p text:style-name="P1"><text:span text:style-name="T6">- Dynamically interacts with the page to reveal all </text:span><text:span text:style-name="T6">data.</text:span></text:p>
          </draw:text-box>
        </draw:frame>
        <draw:frame draw:style-name="gr6" draw:text-style-name="P7" draw:layer="layout" svg:width="9.734cm" svg:height="0.391cm" svg:x="1.1cm" svg:y="13.834cm">
          <draw:text-box>
            <text:p text:style-name="P1"><text:span text:style-name="T6">- Extracts and parses financial data from each </text:span><text:span text:style-name="T6">table row.</text:span></text:p>
          </draw:text-box>
        </draw:frame>
        <draw:frame draw:style-name="gr6" draw:text-style-name="P7" draw:layer="layout" svg:width="7.766cm" svg:height="0.391cm" svg:x="1.1cm" svg:y="14.834cm">
          <draw:text-box>
            <text:p text:style-name="P1"><text:span text:style-name="T6">- Handles delays using waits and exceptions.</text:span></text:p>
          </draw:text-box>
        </draw:frame>
        <draw:frame draw:style-name="gr6" draw:text-style-name="P7" draw:layer="layout" svg:width="8.956cm" svg:height="0.391cm" svg:x="1.1cm" svg:y="15.834cm">
          <draw:text-box>
            <text:p text:style-name="P1"><text:span text:style-name="T6">- Exports the final dataset into a structured CSV </text:span><text:span text:style-name="T6">file.</text:span></text:p>
          </draw:text-box>
        </draw:frame>
        <draw:frame draw:style-name="gr4" draw:text-style-name="P5" draw:layer="layout" svg:width="0.899cm" svg:height="0.285cm" svg:x="10.053cm" svg:y="28.579cm">
          <draw:text-box>
            <text:p text:style-name="P1"><text:span text:style-name="T4">Page 2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6.572cm" svg:height="0.564cm" svg:x="7.206cm" svg:y="1.258cm">
          <draw:text-box>
            <text:p text:style-name="P1"><text:span text:style-name="T1">Saylani Mass IT Training</text:span></text:p>
          </draw:text-box>
        </draw:frame>
        <draw:frame draw:style-name="gr2" draw:text-style-name="P3" draw:layer="layout" svg:width="9.9cm" svg:height="0.424cm" svg:x="5.571cm" svg:y="2.319cm">
          <draw:text-box>
            <text:p text:style-name="P1"><text:span text:style-name="T2">Cloud Data Engineering - Hackathon </text:span><text:span text:style-name="T2">Documentation</text:span></text:p>
          </draw:text-box>
        </draw:frame>
        <draw:frame draw:style-name="gr5" draw:text-style-name="P6" draw:layer="layout" svg:width="10.035cm" svg:height="0.458cm" svg:x="1.1cm" svg:y="4.303cm">
          <draw:text-box>
            <text:p text:style-name="P1"><text:span text:style-name="T5">Task 2 - Sarmaaya Mutual Funds Data </text:span><text:span text:style-name="T5">Scraper</text:span></text:p>
          </draw:text-box>
        </draw:frame>
        <draw:frame draw:style-name="gr6" draw:text-style-name="P7" draw:layer="layout" svg:width="18.764cm" svg:height="0.391cm" svg:x="1.1cm" svg:y="5.834cm">
          <draw:text-box>
            <text:p text:style-name="P1"><text:span text:style-name="T6">This task automates data extraction from </text:span><text:span text:style-name="T6">Sarmaaya.pk's mutual funds listing. It uses </text:span><text:span text:style-name="T6">Selenium to iterate over</text:span></text:p>
          </draw:text-box>
        </draw:frame>
        <draw:frame draw:style-name="gr6" draw:text-style-name="P7" draw:layer="layout" svg:width="18.447cm" svg:height="0.391cm" svg:x="1.1cm" svg:y="6.834cm">
          <draw:text-box>
            <text:p text:style-name="P1"><text:span text:style-name="T6">paginated tables and collects fund metrics by </text:span><text:span text:style-name="T6">verifying the visibility of each data cell. Only </text:span><text:span text:style-name="T6">rows with exactly</text:span></text:p>
          </draw:text-box>
        </draw:frame>
        <draw:frame draw:style-name="gr6" draw:text-style-name="P7" draw:layer="layout" svg:width="6.911cm" svg:height="0.391cm" svg:x="1.1cm" svg:y="7.834cm">
          <draw:text-box>
            <text:p text:style-name="P1"><text:span text:style-name="T6">11 columns of visible data are recorded.</text:span></text:p>
          </draw:text-box>
        </draw:frame>
        <draw:frame draw:style-name="gr6" draw:text-style-name="P7" draw:layer="layout" svg:width="2.902cm" svg:height="0.391cm" svg:x="1.1cm" svg:y="9.834cm">
          <draw:text-box>
            <text:p text:style-name="P1"><text:span text:style-name="T6">**Functionality**:</text:span></text:p>
          </draw:text-box>
        </draw:frame>
        <draw:frame draw:style-name="gr6" draw:text-style-name="P7" draw:layer="layout" svg:width="10.458cm" svg:height="0.391cm" svg:x="1.1cm" svg:y="10.833cm">
          <draw:text-box>
            <text:p text:style-name="P1"><text:span text:style-name="T6">- Identifies visible table rows and extracts </text:span><text:span text:style-name="T6">meaningful values.</text:span></text:p>
          </draw:text-box>
        </draw:frame>
        <draw:frame draw:style-name="gr6" draw:text-style-name="P7" draw:layer="layout" svg:width="8.934cm" svg:height="0.391cm" svg:x="1.1cm" svg:y="11.834cm">
          <draw:text-box>
            <text:p text:style-name="P1"><text:span text:style-name="T6">- Iterates through pagination using the 'Next' </text:span><text:span text:style-name="T6">button.</text:span></text:p>
          </draw:text-box>
        </draw:frame>
        <draw:frame draw:style-name="gr6" draw:text-style-name="P7" draw:layer="layout" svg:width="18.718cm" svg:height="0.391cm" svg:x="1.1cm" svg:y="12.834cm">
          <draw:text-box>
            <text:p text:style-name="P1"><text:span text:style-name="T6">- Exports data to a CSV file containing Fund </text:span><text:span text:style-name="T6">Name, RP, PM, TER, MF, SAM, MTD/YTD </text:span><text:span text:style-name="T6">Returns, NAV, Date,</text:span></text:p>
          </draw:text-box>
        </draw:frame>
        <draw:frame draw:style-name="gr6" draw:text-style-name="P7" draw:layer="layout" svg:width="1.733cm" svg:height="0.391cm" svg:x="1.1cm" svg:y="13.834cm">
          <draw:text-box>
            <text:p text:style-name="P1"><text:span text:style-name="T6">and AUM.</text:span></text:p>
          </draw:text-box>
        </draw:frame>
        <draw:frame draw:style-name="gr4" draw:text-style-name="P5" draw:layer="layout" svg:width="0.899cm" svg:height="0.285cm" svg:x="10.053cm" svg:y="28.579cm">
          <draw:text-box>
            <text:p text:style-name="P1"><text:span text:style-name="T4">Page 3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6.572cm" svg:height="0.564cm" svg:x="7.206cm" svg:y="1.258cm">
          <draw:text-box>
            <text:p text:style-name="P1"><text:span text:style-name="T1">Saylani Mass IT Training</text:span></text:p>
          </draw:text-box>
        </draw:frame>
        <draw:frame draw:style-name="gr2" draw:text-style-name="P3" draw:layer="layout" svg:width="9.9cm" svg:height="0.424cm" svg:x="5.571cm" svg:y="2.319cm">
          <draw:text-box>
            <text:p text:style-name="P1"><text:span text:style-name="T2">Cloud Data Engineering - Hackathon </text:span><text:span text:style-name="T2">Documentation</text:span></text:p>
          </draw:text-box>
        </draw:frame>
        <draw:frame draw:style-name="gr5" draw:text-style-name="P6" draw:layer="layout" svg:width="8.689cm" svg:height="0.458cm" svg:x="1.1cm" svg:y="4.303cm">
          <draw:text-box>
            <text:p text:style-name="P1"><text:span text:style-name="T5">Task 3 - Documentation and Structuring</text:span></text:p>
          </draw:text-box>
        </draw:frame>
        <draw:frame draw:style-name="gr6" draw:text-style-name="P7" draw:layer="layout" svg:width="18.595cm" svg:height="0.391cm" svg:x="1.1cm" svg:y="5.834cm">
          <draw:text-box>
            <text:p text:style-name="P1"><text:span text:style-name="T6">This task covers the preparation of clean and </text:span><text:span text:style-name="T6">modular documentation for the web scraping </text:span><text:span text:style-name="T6">tasks performed.</text:span></text:p>
          </draw:text-box>
        </draw:frame>
        <draw:frame draw:style-name="gr6" draw:text-style-name="P7" draw:layer="layout" svg:width="19.238cm" svg:height="0.391cm" svg:x="1.1cm" svg:y="6.834cm">
          <draw:text-box>
            <text:p text:style-name="P1"><text:span text:style-name="T6">It <text:s/>outlines <text:s/>each <text:s/>task's <text:s/>purpose, <text:s/>methods <text:s/></text:span><text:span text:style-name="T6">used, <text:s/>and <text:s/>functionality. <text:s/>The <text:s/>documentation <text:s/>is <text:s/></text:span><text:span text:style-name="T6">formatted <text:s/>into <text:s/>a</text:span></text:p>
          </draw:text-box>
        </draw:frame>
        <draw:frame draw:style-name="gr6" draw:text-style-name="P7" draw:layer="layout" svg:width="12.219cm" svg:height="0.391cm" svg:x="1.1cm" svg:y="7.834cm">
          <draw:text-box>
            <text:p text:style-name="P1"><text:span text:style-name="T6">professional PDF report to be presented for the </text:span><text:span text:style-name="T6">hackathon submission.</text:span></text:p>
          </draw:text-box>
        </draw:frame>
        <draw:frame draw:style-name="gr6" draw:text-style-name="P7" draw:layer="layout" svg:width="2.902cm" svg:height="0.391cm" svg:x="1.1cm" svg:y="9.834cm">
          <draw:text-box>
            <text:p text:style-name="P1"><text:span text:style-name="T6">**Functionality**:</text:span></text:p>
          </draw:text-box>
        </draw:frame>
        <draw:frame draw:style-name="gr6" draw:text-style-name="P7" draw:layer="layout" svg:width="12.27cm" svg:height="0.391cm" svg:x="1.1cm" svg:y="10.833cm">
          <draw:text-box>
            <text:p text:style-name="P1"><text:span text:style-name="T6">- Generates a styled, structured PDF </text:span><text:span text:style-name="T6">summarizing the hackathon work.</text:span></text:p>
          </draw:text-box>
        </draw:frame>
        <draw:frame draw:style-name="gr6" draw:text-style-name="P7" draw:layer="layout" svg:width="10.691cm" svg:height="0.391cm" svg:x="1.1cm" svg:y="11.834cm">
          <draw:text-box>
            <text:p text:style-name="P1"><text:span text:style-name="T6">- Provides clarity and reproducibility of all </text:span><text:span text:style-name="T6">scraping operations.</text:span></text:p>
          </draw:text-box>
        </draw:frame>
        <draw:frame draw:style-name="gr6" draw:text-style-name="P7" draw:layer="layout" svg:width="16.08cm" svg:height="0.391cm" svg:x="1.1cm" svg:y="12.834cm">
          <draw:text-box>
            <text:p text:style-name="P1"><text:span text:style-name="T6">- Ensures best practices in script design, output </text:span><text:span text:style-name="T6">format (CSV), and handling dynamic content.</text:span></text:p>
          </draw:text-box>
        </draw:frame>
        <draw:frame draw:style-name="gr4" draw:text-style-name="P5" draw:layer="layout" svg:width="0.899cm" svg:height="0.285cm" svg:x="10.053cm" svg:y="28.579cm">
          <draw:text-box>
            <text:p text:style-name="P1"><text:span text:style-name="T4">Page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5T08:38:32.389310392</dc:date>
    <meta:editing-duration>PT1M12S</meta:editing-duration>
    <meta:editing-cycles>1</meta:editing-cycles>
    <meta:generator>LibreOffice/6.4.7.2$Linux_X86_64 LibreOffice_project/40$Build-2</meta:generator>
    <meta:document-statistic meta:object-count="46"/>
  </office:meta>
</office:document-meta>
</file>